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number-columns-repeated="2" table:default-cell-style-name="ce1"/>
        <table:table-column table:style-name="co3" table:default-cell-style-name="ce8"/>
        <table:table-column table:style-name="co3" table:number-columns-repeated="91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2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style-name="ce6"/>
          <table:table-cell office:value-type="string" table:style-name="ce2">
            <text:p>Repaire Rocket</text:p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3 Persian</text:p>
          </table:table-cell>
          <table:table-cell table:number-columns-repeated="4" table:style-name="ce7"/>
          <table:table-cell table:number-columns-repeated="2" table:style-name="ce1"/>
          <table:table-cell office:value-type="string" table:style-name="ce12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0">
            <text:p>X, T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office:value-type="string" table:style-name="ce11">
            <text:p>X, 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X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2">
            <text:p>X, 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3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style-name="ce1"/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3">
            <text:p>S</text:p>
          </table:table-cell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table:style-name="ce1"/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1"/>
          <table:table-cell office:value-type="string" table:style-name="ce10">
            <text:p>X, 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office:value-type="string" table:style-name="ce10">
            <text:p>X, T</text:p>
          </table:table-cell>
          <table:table-cell table:number-columns-repeated="2"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0">
            <text:p>X ,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3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1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17T14:07:56Z</dc:date>
    <meta:editing-duration>PT0S</meta:editing-duration>
  </office:meta>
</office:document-meta>
</file>